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" svg:font-family="V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14.57mm"/>
    </style:style>
    <style:style style:name="co4" style:family="table-column">
      <style:table-column-properties fo:break-before="auto" style:column-width="24.11mm"/>
    </style:style>
    <style:style style:name="co5" style:family="table-column">
      <style:table-column-properties fo:break-before="auto" style:column-width="11.8mm"/>
    </style:style>
    <style:style style:name="co6" style:family="table-column">
      <style:table-column-properties fo:break-before="auto" style:column-width="14.82mm"/>
    </style:style>
    <style:style style:name="co7" style:family="table-column">
      <style:table-column-properties fo:break-before="auto" style:column-width="17.34mm"/>
    </style:style>
    <style:style style:name="co8" style:family="table-column">
      <style:table-column-properties fo:break-before="auto" style:column-width="14.06mm"/>
    </style:style>
    <style:style style:name="co9" style:family="table-column">
      <style:table-column-properties fo:break-before="auto" style:column-width="15.58mm"/>
    </style:style>
    <style:style style:name="co10" style:family="table-column">
      <style:table-column-properties fo:break-before="auto" style:column-width="16.83mm"/>
    </style:style>
    <style:style style:name="co11" style:family="table-column">
      <style:table-column-properties fo:break-before="auto" style:column-width="15.06mm"/>
    </style:style>
    <style:style style:name="ro1" style:family="table-row">
      <style:table-row-properties style:row-height="9.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VA"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Planilha5_2_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 table:number-columns-spanned="6" table:number-rows-spanned="4">
            <text:p>DEVOLU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DEVOLU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DEVOLU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DEVOLU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DEVOLU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DEVOLU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DEVOLU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DEVOLU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DEVOLU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DEVOLU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Planilha1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row table:style-name="ro1">
          <table:table-cell table:style-name="ce1" office:value-type="string" calcext:value-type="string" table:number-columns-spanned="6" table:number-rows-spanned="4">
            <text:p>SEM GIRO.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SEM GIRO.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SEM GIRO.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SEM GIRO.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SEM GIRO.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Planilha3" table:style-name="ta1">
        <table:table-column table:style-name="co1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Planilha4" table:style-name="ta1">
        <table:table-column table:style-name="co1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 table:number-columns-spanned="6" table:number-rows-spanned="4">
            <text:p>EXCESSO COM.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EXCESSO COM.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EXCESSO COM.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EXCESSO COM.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EXCESSO COM.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EXCESSO COM.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EXCESSO COM.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EXCESSO COM.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EXCESSO COM.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EXCESSO COM.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Planilha5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REBALANCIAMENT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Planilha5_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 table:number-columns-spanned="6" table:number-rows-spanned="4">
            <text:p>INCINERA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INCINERA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INCINERA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INCINERA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INCINERA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INCINERA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INCINERA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INCINERA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INCINERA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4">
            <text:p>INCINERAÇÃO</text:p>
          </table:table-cell>
          <table:covered-table-cell table:number-columns-repeated="5"/>
          <table:table-cell table:style-name="ce2" office:value-type="string" calcext:value-type="string" table:number-columns-spanned="1" table:number-rows-spanned="4">
            <text:p>FILIAL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A" svg:font-family="V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4">00/00/0000</text:date>, <text:time style:data-style-name="N2" text:time-value="10:12:35.91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0:40:48.210000000</meta:creation-date>
    <dc:date>2021-03-14T10:59:13.238000000</dc:date>
    <meta:editing-duration>PT1H25M15S</meta:editing-duration>
    <meta:editing-cycles>5</meta:editing-cycles>
    <meta:generator>LibreOffice/5.2.2.2$Windows_X86_64 LibreOffice_project/8f96e87c890bf8fa77463cd4b640a2312823f3ad</meta:generator>
    <meta:print-date>2021-03-14T10:29:10.687000000</meta:print-date>
    <meta:document-statistic meta:table-count="6" meta:cell-count="110" meta:object-count="0"/>
  </office:meta>
</office:document-meta>
</file>